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92FB42F69D61A9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vertical-align="middle" draw:color-mode="standard" draw:luminance="0%" draw:contrast="0%" draw:gamma="100%" draw:red="0%" draw:green="0%" draw:blue="0%" fo:clip="rect(1.733cm, 29.048cm, 12.863cm, 1.698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423cm" svg:height="7.874cm" svg:x="1.424cm" svg:y="0.154cm">
          <draw:image xlink:href="Pictures/10000201000005560000030092FB42F69D61A97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211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8.853cm" svg:height="7.047cm" svg:x="1.22cm" svg:y="2.397cm"/>
      <draw:page-thumbnail draw:layer="backgroundobjects" svg:width="8.853cm" svg:height="7.047cm" svg:x="1.22cm" svg:y="10.445cm"/>
      <draw:page-thumbnail draw:layer="backgroundobjects" svg:width="8.853cm" svg:height="7.047cm" svg:x="1.22cm" svg:y="18.493cm"/>
      <draw:page-thumbnail draw:layer="backgroundobjects" svg:width="8.853cm" svg:height="7.047cm" svg:x="11.515cm" svg:y="2.397cm"/>
      <draw:page-thumbnail draw:layer="backgroundobjects" svg:width="8.853cm" svg:height="7.047cm" svg:x="11.515cm" svg:y="10.445cm"/>
      <draw:page-thumbnail draw:layer="backgroundobjects" svg:width="8.853cm" svg:height="7.047cm" svg:x="11.515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20:35:59.082831794</meta:creation-date>
    <dc:date>2021-01-04T20:38:58.907038852</dc:date>
    <meta:editing-duration>PT3M</meta:editing-duration>
    <meta:editing-cycles>1</meta:editing-cycles>
    <meta:document-statistic meta:object-count="24"/>
    <meta:generator>LibreOffice/6.0.7.3$Linux_X86_64 LibreOffice_project/00m0$Build-3</meta:generator>
  </office:meta>
</office:document-meta>
</file>